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9cm"/>
    </style:style>
    <style:style style:name="co2" style:family="table-column">
      <style:table-column-properties fo:break-before="auto" style:column-width="7.1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3" office:value-type="string" calcext:value-type="string">
            <text:p>ALU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amila Gimenez Bortolott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athan Vi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ucas Lin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briel Travain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nicius Te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jalma O. Costa Filho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ctor Sousa de Carvalho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aniel J. Rodrigu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manda Alves de Oliveir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rederico Kanet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edaias Farias de Jes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uiz Gustavo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teus Oliveira Souz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ctor Santos e Santo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van Megre Sout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hiago Masaharu Sakugaw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ernando Hideyoshi Yonamine Fusad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ucas Cabral das Virgen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ictor Camarg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edro Antoni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uilherme Cesa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abriel Arauj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odrigo Teru Nakamu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iago Silv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atheus de Paul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Henrique Brenner Alves Matias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osé Iran Barbosa F Junior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athan Ferreira dos Rei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Victor de Carvalho Araujo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zo Silva Araujo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atheus Perez Brassarrott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uilherme Hais Dia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uan Pabl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ulio Shoud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uís Herique Gil de Araúj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talo da Silva Alv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amila Monteiro Coelh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anuela Santos Bernadin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gor Rodrigu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amuel Costa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iovana Pil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afael Colet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elipe Losang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duardo de Santan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itor Sirotenc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abriel Tor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ulo net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Yagho basto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Kennedy ribeir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Diego Abreu </text:p>
          </table:table-cell>
        </table:table-row>
        <table:table-row table:style-name="ro1" table:number-rows-repeated="104852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06:33.997686814</meta:creation-date>
    <meta:generator>LibreOffice/7.3.7.2$Linux_X86_64 LibreOffice_project/30$Build-2</meta:generator>
    <dc:date>2023-10-25T21:13:15.633028693</dc:date>
    <meta:editing-duration>PT6M40S</meta:editing-duration>
    <meta:editing-cycles>5</meta:editing-cycles>
    <meta:document-statistic meta:table-count="1" meta:cell-count="102" meta:object-count="0"/>
  </office:meta>
</office:document-meta>
</file>